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officeooo:rsid="001a568c" officeooo:paragraph-rsid="001a568c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GATO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58:36.765169852</meta:creation-date>
    <dc:date>2018-01-19T10:59:57.662985058</dc:date>
    <meta:editing-duration>PT47S</meta:editing-duration>
    <meta:editing-cycles>4</meta:editing-cycles>
    <meta:generator>LibreOffice/5.4.4.2$Linux_X86_64 LibreOffice_project/40m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